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8.2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36.39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10.05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3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>
      <style:table-cell-properties fo:background-color="transparent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10099">
      <style:text-properties style:text-position=""/>
    </style:style>
    <style:style style:name="ce4" style:family="table-cell" style:parent-style-name="Default" style:data-style-name="N100">
      <style:text-properties style:text-position="" style:font-name="Calibri" style:font-name-asian="Calibri" style:font-name-complex="Calibri"/>
    </style:style>
    <style:style style:name="ce5" style:family="table-cell" style:parent-style-name="Default" style:data-style-name="N100">
      <style:text-properties style:text-position=""/>
    </style:style>
    <style:style style:name="ce6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 style:data-style-name="N100">
      <style:table-cell-properties fo:background-color="transparent"/>
      <style:text-properties style:text-position=""/>
    </style:style>
    <style:style style:name="ce9" style:family="table-cell" style:parent-style-name="Default" style:data-style-name="N99">
      <style:text-properties style:text-position="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/>
    <style:style style:name="ce12" style:family="table-cell" style:parent-style-name="Default" style:data-style-name="N10099"/>
    <style:style style:name="ce13" style:family="table-cell" style:parent-style-name="Default" style:data-style-name="N100">
      <style:text-properties style:font-name="Calibri" style:font-name-asian="Calibri" style:font-name-complex="Calibri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/>
      <table:table table:name="Урок_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4" office:value-type="string" calcext:value-type="string">
            <text:p>+1=+10-9 и <text:s/>-1=-10+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style-name="Default" table:number-columns-repeated="2"/>
          <table:table-cell table:number-columns-repeated="2"/>
          <table: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style-name="Default" table:number-columns-repeated="2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style-name="Default" table:number-columns-repeated="2"/>
          <table:table-cell table:number-columns-repeated="1019"/>
        </table:table-row>
        <table:table-row table:style-name="ro2" table:number-rows-repeated="2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Урок_4" table:style-name="ta1">
        <table:table-column table:style-name="co7" table:default-cell-style-name="ce1"/>
        <table:table-column table:style-name="co8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4" office:value-type="string" calcext:value-type="string">
            <text:p>+2=+10-8 и -2=-10+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17">
          <table:table-cell table:number-columns-repeated="1024"/>
        </table:table-row>
        <table:table-row table:style-name="ro4" table:number-rows-repeated="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6" table:style-name="ta1">
        <table:table-column table:style-name="co7" table:default-cell-style-name="ce10"/>
        <table:table-column table:style-name="co2" table:default-cell-style-name="ce11"/>
        <table:table-column table:style-name="co12" table:default-cell-style-name="ce11"/>
        <table:table-column table:style-name="co6" table:number-columns-repeated="1021" table:default-cell-style-name="ce11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12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3=+10-7 и -3=-10+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2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2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3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3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4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4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</text:p>
          </table:table-cell>
          <table:table-cell table:style-name="ce16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</text:p>
          </table:table-cell>
          <table:table-cell table:style-name="ce16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5" office:value-type="string" calcext:value-type="string">
            <text:p>+5+1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1</text:p>
          </table:table-cell>
          <table:table-cell table:style-name="ce16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2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2</text:p>
          </table:table-cell>
          <table:table-cell table:style-name="ce16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3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3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4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4</text:p>
          </table:table-cell>
          <table:table-cell table:style-name="ce16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4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4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3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3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2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2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1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4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4</text:p>
          </table:table-cell>
          <table:table-cell table:style-name="ce16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3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3</text:p>
          </table:table-cell>
          <table:table-cell table:style-name="ce16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quired</text:p>
          </table:table-cell>
          <table:table-cell table:style-name="ce14" office:value-type="string" calcext:value-type="string">
            <text:p>+10-5-2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quired</text:p>
          </table:table-cell>
          <table:table-cell table:style-name="ce14" office:value-type="string" calcext:value-type="string">
            <text:p>-10+5+2</text:p>
          </table:table-cell>
          <table:table-cell table:style-name="ce16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 calcext:value-type="string">
            <text:p>+10-5-1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5+1</text:p>
          </table:table-cell>
          <table:table-cell table:style-name="ce16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5</text:p>
          </table:table-cell>
          <table:table-cell table:style-name="ce16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5</text:p>
          </table:table-cell>
          <table:table-cell table:style-name="ce16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4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4</text:p>
          </table:table-cell>
          <table:table-cell table:style-name="ce16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3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3</text:p>
          </table:table-cell>
          <table:table-cell table:style-name="ce16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2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2</text:p>
          </table:table-cell>
          <table:table-cell table:style-name="ce16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1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1</text:p>
          </table:table-cell>
          <table:table-cell table:style-name="ce16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4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4</text:p>
          </table:table-cell>
          <table:table-cell table:style-name="ce16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3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3</text:p>
          </table:table-cell>
          <table:table-cell table:style-name="ce16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2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2</text:p>
          </table:table-cell>
          <table:table-cell table:style-name="ce16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1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1</text:p>
          </table:table-cell>
          <table:table-cell table:style-name="ce16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11"/>
          <table:table-cell table:number-columns-repeated="1023"/>
        </table:table-row>
        <table:table-row table:style-name="ro3" table:number-rows-repeated="1048464">
          <table:table-cell table:number-columns-repeated="1024"/>
        </table:table-row>
        <table:table-row table:style-name="ro4" table:number-rows-repeated="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8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4=+10-6 и -4=-10+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90">
          <table:table-cell table:number-columns-repeated="1024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4" table:style-name="ce3" office:value-type="boolean" office:boolean-value="false" calcext:value-type="boolean">
            <text:p>ЛОЖЬ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5=+10-5 и -5=-10+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77">
          <table:table-cell table:number-columns-repeated="1024"/>
        </table:table-row>
        <table:table-row table:style-name="ro4" table:number-rows-repeated="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9" office:value-type="string" calcext:value-type="string">
            <text:p>+6=+10-4 и -6=-10+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91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0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7=+10-3 и -7=-10+3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66">
          <table:table-cell table:number-columns-repeated="1024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6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6" table:number-columns-repeated="1021" table:default-cell-style-name="ce11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12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8=+10-2 и -8=-10+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2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2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3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3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4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4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</text:p>
          </table:table-cell>
          <table:table-cell table:style-name="ce16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</text:p>
          </table:table-cell>
          <table:table-cell table:style-name="ce16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5" office:value-type="string" calcext:value-type="string">
            <text:p>+5+1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1</text:p>
          </table:table-cell>
          <table:table-cell table:style-name="ce16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2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2</text:p>
          </table:table-cell>
          <table:table-cell table:style-name="ce16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3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3</text:p>
          </table:table-cell>
          <table:table-cell table:style-name="ce16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4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-4</text:p>
          </table:table-cell>
          <table:table-cell table:style-name="ce16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4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4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3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3</text:p>
          </table:table-cell>
          <table:table-cell table:style-name="ce1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2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2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-1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5+1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4</text:p>
          </table:table-cell>
          <table:table-cell table:style-name="ce16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4</text:p>
          </table:table-cell>
          <table:table-cell table:style-name="ce16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3</text:p>
          </table:table-cell>
          <table:table-cell table:style-name="ce16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3</text:p>
          </table:table-cell>
          <table:table-cell table:style-name="ce16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2</text:p>
          </table:table-cell>
          <table:table-cell table:style-name="ce16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2</text:p>
          </table:table-cell>
          <table:table-cell table:style-name="ce16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-1</text:p>
          </table:table-cell>
          <table:table-cell table:style-name="ce16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+1</text:p>
          </table:table-cell>
          <table:table-cell table:style-name="ce16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5</text:p>
          </table:table-cell>
          <table:table-cell table:style-name="ce16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5</text:p>
          </table:table-cell>
          <table:table-cell table:style-name="ce16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4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4</text:p>
          </table:table-cell>
          <table:table-cell table:style-name="ce16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10-3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-10+3</text:p>
          </table:table-cell>
          <table:table-cell table:style-name="ce16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quired</text:p>
          </table:table-cell>
          <table:table-cell table:style-name="ce14" office:value-type="string" calcext:value-type="string">
            <text:p>+10-2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quired</text:p>
          </table:table-cell>
          <table:table-cell table:style-name="ce14" office:value-type="string" calcext:value-type="string">
            <text:p>-10+2</text:p>
          </table:table-cell>
          <table:table-cell table:style-name="ce16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+10-1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4" office:value-type="string" calcext:value-type="string">
            <text:p>-10+1</text:p>
          </table:table-cell>
          <table:table-cell table:style-name="ce16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4</text:p>
          </table:table-cell>
          <table:table-cell table:style-name="ce16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4</text:p>
          </table:table-cell>
          <table:table-cell table:style-name="ce16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3</text:p>
          </table:table-cell>
          <table:table-cell table:style-name="ce16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3</text:p>
          </table:table-cell>
          <table:table-cell table:style-name="ce16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2</text:p>
          </table:table-cell>
          <table:table-cell table:style-name="ce16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2</text:p>
          </table:table-cell>
          <table:table-cell table:style-name="ce16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+10-5+1</text:p>
          </table:table-cell>
          <table:table-cell table:style-name="ce16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10+5-1</text:p>
          </table:table-cell>
          <table:table-cell table:style-name="ce16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11"/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8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9=+10-1 и -9=-10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20" table:style-name="ta1">
        <table:table-column table:style-name="co11" table:default-cell-style-name="ce1"/>
        <table:table-column table:style-name="co2" table:default-cell-style-name="ce2"/>
        <table:table-column table:style-name="co3" table:default-cell-style-name="ce2"/>
        <table:table-column table:style-name="co6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2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2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3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4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4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1</text:p>
          </table:table-cell>
          <table:table-cell table:style-name="ce7" office:value-type="float" office:value="-6" calcext:value-type="float">
            <text:p>-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2</text:p>
          </table:table-cell>
          <table:table-cell table:style-name="ce7" office:value-type="float" office:value="-7" calcext:value-type="float">
            <text:p>-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3</text:p>
          </table:table-cell>
          <table:table-cell table:style-name="ce7" office:value-type="float" office:value="-8" calcext:value-type="float">
            <text:p>-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-4</text:p>
          </table:table-cell>
          <table:table-cell table:style-name="ce7" office:value-type="float" office:value="-9" calcext:value-type="float">
            <text:p>-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-5+1</text:p>
          </table:table-cell>
          <table:table-cell table:style-name="ce7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4</text:p>
          </table:table-cell>
          <table:table-cell table:style-name="ce7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4</text:p>
          </table:table-cell>
          <table:table-cell table:style-name="ce7" office:value-type="string" calcext:value-type="string">
            <text:p>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3</text:p>
          </table:table-cell>
          <table:table-cell table:style-name="ce7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3</text:p>
          </table:table-cell>
          <table:table-cell table:style-name="ce7" office:value-type="string" calcext:value-type="string">
            <text:p>-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2</text:p>
          </table:table-cell>
          <table:table-cell table:style-name="ce7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2</text:p>
          </table:table-cell>
          <table:table-cell table:style-name="ce7" office:value-type="string" calcext:value-type="string">
            <text:p>-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-1</text:p>
          </table:table-cell>
          <table:table-cell table:style-name="ce7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+1</text:p>
          </table:table-cell>
          <table:table-cell table:style-name="ce7" office:value-type="string" calcext:value-type="string">
            <text:p>-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5</text:p>
          </table:table-cell>
          <table:table-cell table:style-name="ce7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5</text:p>
          </table:table-cell>
          <table:table-cell table:style-name="ce7" office:value-type="string" calcext:value-type="string">
            <text:p>-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4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4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3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3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2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2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+10-1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style-name="ce5" office:value-type="string" calcext:value-type="string">
            <text:p>-10+1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4</text:p>
          </table:table-cell>
          <table:table-cell table:style-name="ce7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4</text:p>
          </table:table-cell>
          <table:table-cell table:style-name="ce7" office:value-type="string" calcext:value-type="string">
            <text:p>-9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style-name="ce7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3</text:p>
          </table:table-cell>
          <table:table-cell table:style-name="ce7" office:value-type="string" calcext:value-type="string">
            <text:p>-8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style-name="ce7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style-name="ce7" office:value-type="string" calcext:value-type="string">
            <text:p>-7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style-name="ce7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style-name="ce7" office:value-type="string" calcext:value-type="string">
            <text:p>-6</text:p>
          </table:table-cell>
          <table:table-cell table:number-columns-repeated="1021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.00.0000</text:date>, <text:time style:data-style-name="N2" text:time-value="21:41:27.103642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enis B. Kulikov, Xcoders</meta:initial-creator>
    <meta:creation-date>2016-08-18T07:51:18Z</meta:creation-date>
    <dc:date>2017-08-23T21:42:39.957870505</dc:date>
    <meta:editing-duration>PT8H29M27S</meta:editing-duration>
    <meta:editing-cycles>21</meta:editing-cycles>
    <meta:document-statistic meta:table-count="10" meta:cell-count="1979" meta:object-count="0"/>
  </office:meta>
</office:document-meta>
</file>